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 style:list-style-name="L1">
      <style:graphic-properties draw:textarea-vertical-align="top" fo:min-height="18.439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5 – Enjeux légaux du net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Enjeux légaux du net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1. Protection des informations personnelles</text:span><text:span text:style-name="T3"><text:line-break/></text:span><text:span text:style-name="T3"><text:line-break/></text:span><text:span text:style-name="T3">2. Droit d’auteur</text:span><text:span text:style-name="T3"><text:line-break/></text:span><text:span text:style-name="T3"><text:line-break/></text:span><text:span text:style-name="T3">3. Les licences</text:span><text:span text:style-name="T3"><text:line-break/></text:span><text:span text:style-name="T3"><text:line-break/></text:span><text:span text:style-name="T3">4. La « neutralité du net »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Enjeux légaux du net</text:span><text:span text:style-name="T4"><text:line-break/></text:span><text:span text:style-name="T3">1. Protection des informations personnelle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Règlement général sur la protection des données</text:span><text:span text:style-name="T3"><text:line-break/></text:span><text:span text:style-name="T3">= RGPD</text:span><text:span text:style-name="T3"><text:line-break/></text:span><text:span text:style-name="T3">= </text:span><text:span text:style-name="T3">General Data Protection Regulation</text:span><text:span text:style-name="T3"><text:line-break/></text:span><text:span text:style-name="T3">= </text:span><text:span text:style-name="T3">GDPR</text:span><text:span text:style-name="T3"> </text:span><text:span text:style-name="T3"><text:line-break/></text:span><text:span text:style-name="T3"><text:line-break/></text:span><text:span text:style-name="T3"><text:line-break/></text:span><text:span text:style-name="T3">→ <text:s/>information sur les finalités</text:span><text:span text:style-name="T3"><text:line-break/></text:span><text:span text:style-name="T3">→ <text:s/>consentement éclairé</text:span><text:span text:style-name="T3"><text:line-break/></text:span><text:span text:style-name="T3">→ <text:s/>droit d’accès, de correction, de suppression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Enjeux légaux du net</text:span><text:span text:style-name="T4"><text:line-break/></text:span><text:span text:style-name="T3">2. Droit d’auteur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S’applique sur les œuvres de l’esprit originales et </text:span><text:span text:style-name="T3">mise en forme.</text:span><text:span text:style-name="T3"><text:line-break/></text:span><text:span text:style-name="T3"><text:line-break/></text:span><text:span text:style-name="T3">Exemples :</text:span><text:span text:style-name="T3"><text:line-break/></text:span><text:span text:style-name="T3">- article de journal</text:span><text:span text:style-name="T3"><text:line-break/></text:span><text:span text:style-name="T3">- traduction d’un roman</text:span><text:span text:style-name="T3"><text:line-break/></text:span><text:span text:style-name="T3">- idée de startup</text:span><text:span text:style-name="T3"><text:line-break/></text:span><text:span text:style-name="T3">- code source informatique</text:span><text:span text:style-name="T3"><text:line-break/></text:span><text:span text:style-name="T3">- slogan</text:span><text:span text:style-name="T3"><text:line-break/></text:span><text:span text:style-name="T3">- recette de cuisine</text:span><text:span text:style-name="T3"><text:line-break/></text:span><text:span text:style-name="T3">- catalogue ikea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Enjeux légaux du net</text:span><text:span text:style-name="T4"><text:line-break/></text:span><text:span text:style-name="T3">2. Droit d’auteur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S’applique sur les œuvres de l’esprit, originales et </text:span><text:span text:style-name="T3">mise en forme.</text:span><text:span text:style-name="T3"><text:line-break/></text:span><text:span text:style-name="T3"><text:line-break/></text:span><text:span text:style-name="T3">Exemples :</text:span><text:span text:style-name="T3"><text:line-break/></text:span><text:span text:style-name="T3">- article de journal : oui</text:span><text:span text:style-name="T3"><text:line-break/></text:span><text:span text:style-name="T3">- traduction d’un roman : oui</text:span><text:span text:style-name="T3"><text:line-break/></text:span><text:span text:style-name="T3">- idée de startup : non, pas de mise en forme</text:span><text:span text:style-name="T3"><text:line-break/></text:span><text:span text:style-name="T3">- code source informatique : oui</text:span><text:span text:style-name="T3"><text:line-break/></text:span><text:span text:style-name="T3">- slogan : oui</text:span><text:span text:style-name="T3"><text:line-break/></text:span><text:span text:style-name="T3">- recette de cuisine : non, pas une œuvre de </text:span><text:span text:style-name="T3">l’esprit</text:span><text:span text:style-name="T3"><text:line-break/></text:span><text:span text:style-name="T3">- catalogue ikea : oui, photograph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Enjeux légaux du net</text:span><text:span text:style-name="T4"><text:line-break/></text:span><text:span text:style-name="T3">2. Droit d’auteur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Droits moraux (permétuels et incessibles) :</text:span><text:span text:style-name="T3"><text:line-break/></text:span><text:span text:style-name="T3">→ parternité</text:span><text:span text:style-name="T3"><text:line-break/></text:span><text:span text:style-name="T3">→ respect de son intégrité</text:span><text:span text:style-name="T3"><text:line-break/></text:span><text:span text:style-name="T3">→ droit de divulgation</text:span><text:span text:style-name="T3"><text:line-break/></text:span><text:span text:style-name="T3"><text:line-break/></text:span><text:span text:style-name="T3">Droit patrimoniaux :</text:span><text:span text:style-name="T3"><text:line-break/></text:span><text:span text:style-name="T3">→ droit de représentation</text:span><text:span text:style-name="T3"><text:line-break/></text:span><text:span text:style-name="T3">→ droit de reproduction</text:span><text:span text:style-name="T3"><text:line-break/></text:span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Enjeux légaux du net</text:span><text:span text:style-name="T4"><text:line-break/></text:span><text:span text:style-name="T3">3. Les licences</text:span></text:p>
          </draw:text-box>
        </draw:frame>
        <draw:frame presentation:style-name="pr4" draw:text-style-name="P4" draw:layer="layout" svg:width="26.678cm" svg:height="16.256cm" svg:x="0.7cm" svg:y="3.764cm" presentation:class="title" presentation:user-transformed="true">
          <draw:text-box>
            <text:p text:style-name="P3"><text:span text:style-name="T3"><text:line-break/></text:span><text:span text:style-name="T3">Licences permissives (on peut tout faire) :</text:span><text:span text:style-name="T3"><text:line-break/></text:span><text:span text:style-name="T3">→ réutiliser le code</text:span><text:span text:style-name="T3"><text:line-break/></text:span><text:span text:style-name="T3">→ vendre la réutilisation</text:span><text:span text:style-name="T3"><text:line-break/></text:span><text:span text:style-name="T3">→ garder la réutilisation pour soi</text:span><text:span text:style-name="T3"><text:line-break/></text:span><text:span text:style-name="T3">Exemples : MIT, BSD, Apache, Licence ouverte</text:span><text:span text:style-name="T3"><text:line-break/></text:span><text:span text:style-name="T3"><text:line-break/></text:span><text:span text:style-name="T3">Licences avec obligation de réciprocité </text:span><text:span text:style-name="T3">(« contaminantes ») :</text:span><text:span text:style-name="T3"><text:line-break/></text:span><text:span text:style-name="T3">→ réutiliser le code</text:span><text:span text:style-name="T3"><text:line-break/></text:span><text:span text:style-name="T3">→ obligation de publier la réutilisation</text:span><text:span text:style-name="T3"><text:line-break/></text:span><text:span text:style-name="T3">Exemples : GNU GPL, Mozilla, ODb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Correction d’exercices</text:span></text:p>
          </draw:text-box>
        </draw:frame>
        <draw:frame presentation:style-name="pr5" draw:text-style-name="P4" draw:layer="layout" svg:width="26.599cm" svg:height="18.439cm" svg:x="0.701cm" svg:y="2.2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 </text:span><text:span text:style-name="T3">A vous de choisi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02-23T19:03:07.789028778</dc:date>
    <meta:editing-duration>PT6H38S</meta:editing-duration>
    <meta:editing-cycles>100</meta:editing-cycles>
    <meta:generator>LibreOffice/5.4.6.2$Linux_X86_64 LibreOffice_project/40m0$Build-2</meta:generator>
    <meta:document-statistic meta:object-count="52"/>
  </office:meta>
</office:document-meta>
</file>